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965in" style:rel-column-width="14653*"/>
    </style:style>
    <style:style style:name="Table1.B" style:family="table-column">
      <style:table-column-properties style:column-width="5.1965in" style:rel-column-width="50882*"/>
    </style:style>
    <style:style style:name="Table1.A1"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1.9979in" style:rel-column-width="19562*"/>
    </style:style>
    <style:style style:name="Table2.B" style:family="table-column">
      <style:table-column-properties style:column-width="4.6951in" style:rel-column-width="45973*"/>
    </style:style>
    <style:style style:name="Table2.A1" style:family="table-cell">
      <style:table-cell-properties fo:padding="0.0382in" fo:border="none"/>
    </style:style>
    <style:style style:name="Table2.A3" style:family="table-cell">
      <style:table-cell-properties fo:padding="0.0382in" fo:border-left="0.05pt solid #000000" fo:border-right="none" fo:border-top="0.05pt solid #000000" fo:border-bottom="0.05pt solid #000000"/>
    </style:style>
    <style:style style:name="Table2.B3" style:family="table-cell">
      <style:table-cell-properties fo:padding="0.0382in" fo:border="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Liberation Sans" fo:font-size="8pt" officeooo:rsid="000fdbe3" officeooo:paragraph-rsid="000fdbe3" style:font-size-asian="8pt" style:font-size-complex="8pt"/>
    </style:style>
    <style:style style:name="P2" style:family="paragraph" style:parent-style-name="Table_20_Contents">
      <style:text-properties style:font-name="Liberation Sans" fo:font-size="26pt" fo:language="de" fo:country="DE" fo:font-weight="bold" officeooo:rsid="0004710e" officeooo:paragraph-rsid="0004710e" style:font-size-asian="26pt" style:font-weight-asian="bold" style:font-size-complex="26pt" style:font-weight-complex="bold"/>
    </style:style>
    <style:style style:name="P3" style:family="paragraph" style:parent-style-name="Table_20_Contents">
      <style:text-properties style:font-name="Liberation Sans" fo:language="de" fo:country="DE"/>
    </style:style>
    <style:style style:name="P4" style:family="paragraph" style:parent-style-name="Table_20_Contents">
      <style:text-properties style:font-name="Liberation Sans" fo:language="de" fo:country="DE" fo:font-weight="bold" officeooo:rsid="0004710e" officeooo:paragraph-rsid="0004710e" style:font-weight-asian="bold" style:font-weight-complex="bold"/>
    </style:style>
    <style:style style:name="P5" style:family="paragraph" style:parent-style-name="Table_20_Contents">
      <style:text-properties style:font-name="Liberation Sans" fo:language="de" fo:country="DE" officeooo:rsid="0004710e" officeooo:paragraph-rsid="0004710e"/>
    </style:style>
    <style:style style:name="P6" style:family="paragraph" style:parent-style-name="Text_20_body">
      <style:text-properties fo:language="de" fo:country="DE"/>
    </style:style>
    <style:style style:name="P7" style:family="paragraph" style:parent-style-name="Standard">
      <style:text-properties style:font-name="Liberation Sans" fo:language="de" fo:country="DE" officeooo:rsid="001300cc" officeooo:paragraph-rsid="001300cc"/>
    </style:style>
    <style:style style:name="P8" style:family="paragraph" style:parent-style-name="Table_20_Contents">
      <style:text-properties style:font-name="Liberation Sans" fo:language="de" fo:country="DE" fo:font-weight="bold" officeooo:rsid="0016433d" officeooo:paragraph-rsid="0016433d" style:font-weight-asian="bold" style:font-weight-complex="bold"/>
    </style:style>
    <style:style style:name="P9" style:family="paragraph" style:parent-style-name="Table_20_Contents">
      <style:text-properties style:font-name="Liberation Sans" fo:language="de" fo:country="DE" fo:font-weight="bold" officeooo:rsid="00164776" officeooo:paragraph-rsid="00164776" style:font-weight-asian="bold" style:font-weight-complex="bold"/>
    </style:style>
    <style:style style:name="P10" style:family="paragraph" style:parent-style-name="Table_20_Contents">
      <style:text-properties style:font-name="Liberation Sans" fo:language="de" fo:country="DE" officeooo:rsid="00084444" officeooo:paragraph-rsid="00164776"/>
    </style:style>
    <style:style style:name="P11" style:family="paragraph" style:parent-style-name="Table_20_Contents">
      <style:text-properties style:font-name="Liberation Sans" fo:language="de" fo:country="DE" officeooo:rsid="00164776" officeooo:paragraph-rsid="00164776"/>
    </style:style>
    <style:style style:name="P12" style:family="paragraph" style:parent-style-name="Table_20_Contents" style:list-style-name="L2">
      <style:text-properties style:font-name="Liberation Sans" fo:language="de" fo:country="DE" officeooo:rsid="00164776" officeooo:paragraph-rsid="00164776"/>
    </style:style>
    <style:style style:name="P13" style:family="paragraph" style:parent-style-name="Table_20_Contents" style:list-style-name="L3">
      <style:text-properties style:font-name="Liberation Sans" fo:language="de" fo:country="DE" officeooo:rsid="00164776" officeooo:paragraph-rsid="00164776"/>
    </style:style>
    <style:style style:name="P14" style:family="paragraph" style:parent-style-name="Table_20_Contents" style:list-style-name="L2">
      <style:text-properties style:font-name="Liberation Sans" fo:language="de" fo:country="DE" officeooo:rsid="0016f055" officeooo:paragraph-rsid="0016f055"/>
    </style:style>
    <style:style style:name="T1" style:family="text">
      <style:text-properties officeooo:rsid="001300cc"/>
    </style:style>
    <style:style style:name="T2" style:family="text">
      <style:text-properties officeooo:rsid="0016433d"/>
    </style:style>
    <style:style style:name="T3" style:family="text">
      <style:text-properties officeooo:rsid="001647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p text:style-name="P2"><text:span text:style-name="T2">Meeting Protocol</text:span></text:p>
          </table:table-cell>
          <table:covered-table-cell/>
        </table:table-row>
        <table:table-row>
          <table:table-cell table:style-name="Table1.A1" table:number-columns-spanned="2" office:value-type="string">
            <text:p text:style-name="P4"/>
          </table:table-cell>
          <table:covered-table-cell/>
        </table:table-row>
        <table:table-row>
          <table:table-cell table:style-name="Table1.A1" office:value-type="string">
            <text:p text:style-name="P4">Proje<text:span text:style-name="T2">c</text:span>t</text:p>
          </table:table-cell>
          <table:table-cell table:style-name="Table1.A1" office:value-type="string">
            <text:p text:style-name="P5"><text:span text:style-name="T2">HQ Evaluator</text:span></text:p>
          </table:table-cell>
        </table:table-row>
        <table:table-row>
          <table:table-cell table:style-name="Table1.A1" office:value-type="string">
            <text:p text:style-name="P4"><text:span text:style-name="T2">Date</text:span></text:p>
          </table:table-cell>
          <table:table-cell table:style-name="Table1.A1" office:value-type="string">
            <text:p text:style-name="P5"><text:span text:style-name="T2">23.02.2015</text:span></text:p>
          </table:table-cell>
        </table:table-row>
        <table:table-row>
          <table:table-cell table:style-name="Table1.A1" office:value-type="string">
            <text:p text:style-name="P8">Participants</text:p>
          </table:table-cell>
          <table:table-cell table:style-name="Table1.A1" office:value-type="string">
            <text:p text:style-name="P5"><text:span text:style-name="T2">Tobias Schäuble, Attila Horvath, </text:span>André Gasser</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9">Discussed Topics</text:p>
          </table:table-cell>
          <table:table-cell table:style-name="Table2.A1" office:value-type="string">
            <text:p text:style-name="P3"/>
          </table:table-cell>
        </table:table-row>
        <table:table-row>
          <table:table-cell table:style-name="Table2.A1" office:value-type="string">
            <text:p text:style-name="P3"/>
          </table:table-cell>
          <table:table-cell table:style-name="Table2.A1" office:value-type="string">
            <text:p text:style-name="P3"/>
          </table:table-cell>
        </table:table-row>
        <table:table-row>
          <table:table-cell table:style-name="Table2.A3" office:value-type="string">
            <text:p text:style-name="P9">Purpose of the App</text:p>
          </table:table-cell>
          <table:table-cell table:style-name="Table2.B3" office:value-type="string">
            <text:p text:style-name="P11">The main purpose of the app is to give the user advice on where to live and where to avoid living due to several environmental factors (motorways, airports, shopping malls, etc..). See document „Minimal Project Description.odf“ for details.</text:p>
          </table:table-cell>
        </table:table-row>
        <table:table-row>
          <table:table-cell table:style-name="Table2.A4" office:value-type="string">
            <text:p text:style-name="P9">Scope</text:p>
          </table:table-cell>
          <table:table-cell table:style-name="Table2.B4" office:value-type="string">
            <text:p text:style-name="P11">We will provide three sets of data for the user to play with:</text:p>
            <text:list xml:id="list233352302389135420" text:style-name="L3">
              <text:list-item>
                <text:p text:style-name="P13">Motorwayss</text:p>
              </text:list-item>
              <text:list-item>
                <text:p text:style-name="P13">Motorway entries/exits</text:p>
              </text:list-item>
              <text:list-item>
                <text:p text:style-name="P13">Nuclear power plants</text:p>
              </text:list-item>
            </text:list>
          </table:table-cell>
        </table:table-row>
        <table:table-row>
          <table:table-cell table:style-name="Table2.A4" office:value-type="string">
            <text:p text:style-name="P9">Architectural Decisions</text:p>
          </table:table-cell>
          <table:table-cell table:style-name="Table2.B4" office:value-type="string">
            <text:list xml:id="list9149798223908202737" text:style-name="L2">
              <text:list-item>
                <text:p text:style-name="P12">Layer data will be kept server-side in a meaninful data structure (to be decided).</text:p>
              </text:list-item>
              <text:list-item>
                <text:p text:style-name="P12">Data is transferred using JSON/HTTP REST web service.</text:p>
              </text:list-item>
              <text:list-item>
                <text:p text:style-name="P12">By default, the users' current location is used to present the map, if no location services are available, a default view must be provided.</text:p>
              </text:list-item>
            </text:list>
          </table:table-cell>
        </table:table-row>
        <table:table-row>
          <table:table-cell table:style-name="Table2.A4" office:value-type="string">
            <text:p text:style-name="P9">UI/Navigation</text:p>
          </table:table-cell>
          <table:table-cell table:style-name="Table2.B4" office:value-type="string">
            <text:list xml:id="list225118963700782" text:continue-numbering="true" text:style-name="L2">
              <text:list-item>
                <text:p text:style-name="P12">We provide sliders for each category of data, ranging from „avoid“ over „neutral“ to „nearby“.</text:p>
              </text:list-item>
              <text:list-item>
                <text:p text:style-name="P14">The way, how the map is being colored by the app is described in a separate document called<text:line-break/>„Map Coloring .ods“</text:p>
              </text:list-item>
            </text:list>
          </table:table-cell>
        </table:table-row>
        <table:table-row>
          <table:table-cell table:style-name="Table2.A4" office:value-type="string">
            <text:p text:style-name="P9">Next Steps</text:p>
          </table:table-cell>
          <table:table-cell table:style-name="Table2.B4" office:value-type="string">
            <text:list xml:id="list225117901991811" text:continue-numbering="true" text:style-name="L2">
              <text:list-item>
                <text:p text:style-name="P12">Finalize short abstract for Mr. Fiedler (Tobi will send it to him by email).</text:p>
              </text:list-item>
              <text:list-item>
                <text:p text:style-name="P12">Attila is going to invest on current mapping components for Android.</text:p>
              </text:list-item>
              <text:list-item>
                <text:p text:style-name="P12">Discuss how data shall be transferred between the client and the server (all, partial, what, when).</text:p>
              </text:list-item>
              <text:list-item>
                <text:p text:style-name="P12">Think about a meaningful data structure to be used to store data server-side.</text:p>
              </text:list-item>
            </text:list>
          </table:table-cell>
        </table:table-row>
        <table:table-row>
          <table:table-cell table:style-name="Table2.A4" office:value-type="string">
            <text:p text:style-name="P9">Next Appointment</text:p>
          </table:table-cell>
          <table:table-cell table:style-name="Table2.B4" office:value-type="string">
            <text:p text:style-name="P10"><text:span text:style-name="T3">Discussion of preliminary results</text:span>, <text:span text:style-name="T3">02.03.2015,</text:span> 1<text:span text:style-name="T3">6</text:span>:<text:span text:style-name="T1">0</text:span>0 Uhr, </text:p>
            <text:p text:style-name="P10"><text:span text:style-name="T3">Sihlhof, Rm 305</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ans" fo:font-size="8pt" officeooo:rsid="000fdbe3" officeooo:paragraph-rsid="000fdbe3" style:font-size-asian="8pt" style:font-size-complex="8pt"/>
    </style:style>
    <style:style style:name="MT1" style:family="text">
      <style:text-properties officeooo:rsid="00164776"/>
    </style:style>
    <style:page-layout style:name="Mpm1">
      <style:page-layout-properties fo:page-width="8.2681in" fo:page-height="11.6929in" style:num-format="1" style:print-orientation="portrait" fo:margin-top="0.4827in" fo:margin-bottom="0.792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ndré Gasser<text:tab/><text:span text:style-name="MT1">23.02.2015</text:span><text:tab/>Seite <text:page-number text:select-page="current">1</text:page-number> /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13:52:44.351487130</meta:creation-date>
    <dc:date>2015-02-23T22:51:17.702014893</dc:date>
    <meta:editing-duration>PT2H12M51S</meta:editing-duration>
    <meta:editing-cycles>22</meta:editing-cycles>
    <meta:generator>LibreOffice/4.2.7.2$Linux_X86_64 LibreOffice_project/420m0$Build-2</meta:generator>
    <dc:creator>André </dc:creator>
    <meta:document-statistic meta:table-count="2" meta:image-count="0" meta:object-count="0" meta:page-count="1" meta:paragraph-count="31" meta:word-count="250" meta:character-count="1479" meta:non-whitespace-character-count="1271"/>
  </office:meta>
</office:document-meta>
</file>